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/>
    </style:style>
  </office:automatic-styles>
  <office:body>
    <office:text text:use-soft-page-breaks="true">
      <text:p text:style-name="P1">Theme <text:s/>« ask me something »</text:p>
      <text:p text:style-name="Normal"/>
      <text:h text:style-name="Titre1" text:outline-level="1">Interface qui pose des questions</text:h>
      <text:h text:style-name="Titre2" text:outline-level="2">Inquirer, commander, sqlite, fs</text:h>
      <text:h text:style-name="Titre2" text:outline-level="2">Assigner les arguments de la commande</text:h>
      <text:h text:style-name="Titre2" text:outline-level="2">Selectionner les questions</text:h>
      <text:h text:style-name="Titre2" text:outline-level="2">Poser les questions</text:h>
      <text:h text:style-name="Titre2" text:outline-level="2">Fermer l’interface</text:h>
      <text:h text:style-name="Titre1" text:outline-level="1">Gestion de la base de données</text:h>
      <text:h text:style-name="Titre2" text:outline-level="2">Créer les tables ask/result</text:h>
      <text:h text:style-name="Titre2" text:outline-level="2">Stocker les questions</text:h>
      <text:h text:style-name="Titre2" text:outline-level="2">Récupérer les resultats</text:h>
      <text:p text:style-name="Normal"/>
      <text:h text:style-name="Titre1" text:outline-level="1">Traiter les reponses</text:h>
      <text:h text:style-name="Titre2" text:outline-level="2">Récupérer l’id de la question et la réponse</text:h>
      <text:h text:style-name="Titre2" text:outline-level="2">Comparer en base</text:h>
      <text:h text:style-name="Titre2" text:outline-level="2">Afficher le score</text:h>
      <text:h text:style-name="Titre2" text:outline-level="2">Enregistrer le score en base</text:h>
      <text:h text:style-name="Titre2" text:outline-level="2">(Fichier d’historique des parties)</text:h>
      <text:p text:style-name="Paragraphedelist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2E74B5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color="#1F4D78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p</meta:initial-creator>
    <dc:creator>jp</dc:creator>
    <meta:creation-date>2016-10-06T15:34:00Z</meta:creation-date>
    <dc:date>2016-10-06T18:21:00Z</dc:date>
    <meta:template xlink:href="Normal.dotm" xlink:type="simple"/>
    <meta:editing-cycles>1</meta:editing-cycles>
    <meta:editing-duration>PT10020S</meta:editing-duration>
    <meta:document-statistic meta:page-count="1" meta:paragraph-count="1" meta:word-count="72" meta:character-count="467" meta:row-count="3" meta:non-whitespace-character-count="396"/>
  </office:meta>
</office:document-meta>
</file>